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2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e search (Commercial, Zhejiang Uni VPN, CrossAsia)" table:style-name="ta1">
        <table:shapes>
          <draw:frame draw:z-index="0" draw:style-name="gr1" draw:text-style-name="P1" svg:width="24.867cm" svg:height="9cm" svg:x="18.719cm" svg:y="0.106cm">
            <draw:object draw:notify-on-update-of-ranges="'comparative search (Commercial, Zhejiang Uni VPN, CrossAsia)'.A1:'comparative search (Commercial, Zhejiang Uni VPN, CrossAsia)'.A1 'comparative search (Commercial, Zhejiang Uni VPN, CrossAsia)'.A2:'comparative search (Commercial, Zhejiang Uni VPN, CrossAsia)'.A3 'comparative search (Commercial, Zhejiang Uni VPN, CrossAsia)'.B1:'comparative search (Commercial, Zhejiang Uni VPN, CrossAsia)'.B1 'comparative search (Commercial, Zhejiang Uni VPN, CrossAsia)'.B2:'comparative search (Commercial, Zhejiang Uni VPN, CrossAsia)'.B3 'comparative search (Commercial, Zhejiang Uni VPN, CrossAsia)'.C1:'comparative search (Commercial, Zhejiang Uni VPN, CrossAsia)'.C1 'comparative search (Commercial, Zhejiang Uni VPN, CrossAsia)'.C2:'comparative search (Commercial, Zhejiang Uni VPN, CrossAsia)'.C3 'comparative search (Commercial, Zhejiang Uni VPN, CrossAsia)'.D1:'comparative search (Commercial, Zhejiang Uni VPN, CrossAsia)'.D1 'comparative search (Commercial, Zhejiang Uni VPN, CrossAsia)'.D2:'comparative search (Commercial, Zhejiang Uni VPN, CrossAsia)'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arch words in Journal CNKI 2022-02-04</text:p>
          </table:table-cell>
          <table:table-cell office:value-type="string" calcext:value-type="string">
            <text:p>Commercial </text:p>
          </table:table-cell>
          <table:table-cell office:value-type="string" calcext:value-type="string">
            <text:p>Zhejiang University VPN</text:p>
          </table:table-cell>
          <table:table-cell office:value-type="string" calcext:value-type="string">
            <text:p>CrossAsia</text:p>
          </table:table-cell>
        </table:table-row>
        <table:table-row table:style-name="ro2">
          <table:table-cell office:value-type="string" calcext:value-type="string">
            <text:p>"民国 数字化" <text:s/>(Republic of China Databases)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"民国 数据库" <text:s/>(Republic of China Digitization)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arch words in Thesis and Dissertations CNKI 2022-02-04</text:p>
          </table:table-cell>
          <table:table-cell office:value-type="string" calcext:value-type="string">
            <text:p>Commercial </text:p>
          </table:table-cell>
          <table:table-cell office:value-type="string" calcext:value-type="string">
            <text:p>Zhejiang University VPN</text:p>
          </table:table-cell>
          <table:table-cell office:value-type="string" calcext:value-type="string">
            <text:p>CrossAsia</text:p>
          </table:table-cell>
        </table:table-row>
        <table:table-row table:style-name="ro1">
          <table:table-cell office:value-type="string" calcext:value-type="string">
            <text:p>"民国 数字化" <text:s/>(Republic of China Databases)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span text:style-name="T1">"民国 数据库</text:span>"  (Republic of China Digitization)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 style:data-style-name="N2" text:time-value="17:32:12.8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4T17:34:32.610000000</dc:date>
    <meta:editing-duration>PT2M49S</meta:editing-duration>
    <meta:editing-cycles>3</meta:editing-cycles>
    <meta:generator>LibreOffice/7.2.5.2$Windows_X86_64 LibreOffice_project/499f9727c189e6ef3471021d6132d4c694f357e5</meta:generator>
    <meta:document-statistic meta:table-count="1" meta:cell-count="2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8cm" svg:height="9.001cm" xlink:href=".." xlink:type="simple" chart:class="chart:bar" chart:style-name="ch1">
        <chart:legend chart:legend-position="end" svg:x="0.954cm" svg:y="7.061cm" style:legend-expansion="custom" svg:width="5.088cm" svg:height="1.594cm" style:legend-expansion-aspect-ratio="3.19196988707654" chart:style-name="ch2"/>
        <chart:plot-area chart:style-name="ch3" table:cell-range-address="'comparative search (Commercial, Zhejiang Uni VPN, CrossAsia)'.A1:'comparative search (Commercial, Zhejiang Uni VPN, CrossAsia)'.D3" chart:data-source-has-labels="both" svg:x="0.497cm" svg:y="0.179cm" svg:width="23.718cm" svg:height="8.64cm">
          <chart:coordinate-region svg:x="7.929cm" svg:y="0.179cm" svg:width="16.006cm" svg:height="7.993cm"/>
          <chart:axis chart:dimension="x" chart:name="primary-x" chart:style-name="ch4" chartooo:axis-type="auto">
            <chartooo:date-scale/>
            <chart:categories table:cell-range-address="'comparative search (Commercial, Zhejiang Uni VPN, CrossAsia)'.A2:'comparative search (Commercial, Zhejiang Uni VPN, CrossAsia)'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tive search (Commercial, Zhejiang Uni VPN, CrossAsia)'.B2:'comparative search (Commercial, Zhejiang Uni VPN, CrossAsia)'.B3" chart:label-cell-address="'comparative search (Commercial, Zhejiang Uni VPN, CrossAsia)'.B1:'comparative search (Commercial, Zhejiang Uni VPN, CrossAsia)'.B1" chart:class="chart:bar">
            <chart:data-point chart:repeated="2"/>
          </chart:series>
          <chart:series chart:style-name="ch8" chart:values-cell-range-address="'comparative search (Commercial, Zhejiang Uni VPN, CrossAsia)'.C2:'comparative search (Commercial, Zhejiang Uni VPN, CrossAsia)'.C3" chart:label-cell-address="'comparative search (Commercial, Zhejiang Uni VPN, CrossAsia)'.C1:'comparative search (Commercial, Zhejiang Uni VPN, CrossAsia)'.C1" chart:class="chart:bar">
            <chart:data-point chart:repeated="2"/>
          </chart:series>
          <chart:series chart:style-name="ch9" chart:values-cell-range-address="'comparative search (Commercial, Zhejiang Uni VPN, CrossAsia)'.D2:'comparative search (Commercial, Zhejiang Uni VPN, CrossAsia)'.D3" chart:label-cell-address="'comparative search (Commercial, Zhejiang Uni VPN, CrossAsia)'.D1:'comparative search (Commercial, Zhejiang Uni VPN, CrossAsia)'.D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ercial </text:p>
                <draw:g>
                  <svg:desc>'comparative search (Commercial, Zhejiang Uni VPN, CrossAsia)'.B1:'comparative search (Commercial, Zhejiang Uni VPN, CrossAsia)'.B1</svg:desc>
                </draw:g>
              </table:table-cell>
              <table:table-cell office:value-type="string">
                <text:p>Zhejiang University VPN</text:p>
                <draw:g>
                  <svg:desc>'comparative search (Commercial, Zhejiang Uni VPN, CrossAsia)'.C1:'comparative search (Commercial, Zhejiang Uni VPN, CrossAsia)'.C1</svg:desc>
                </draw:g>
              </table:table-cell>
              <table:table-cell office:value-type="string">
                <text:p>CrossAsia</text:p>
                <draw:g>
                  <svg:desc>'comparative search (Commercial, Zhejiang Uni VPN, CrossAsia)'.D1:'comparative search (Commercial, Zhejiang Uni VPN, CrossAsia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"民国 数字化"  (Republic of China Databases)</text:p>
                <draw:g>
                  <svg:desc>'comparative search (Commercial, Zhejiang Uni VPN, CrossAsia)'.A2:'comparative search (Commercial, Zhejiang Uni VPN, CrossAsia)'.A3</svg:desc>
                </draw:g>
              </table:table-cell>
              <table:table-cell office:value-type="float" office:value="340">
                <text:p>340</text:p>
                <draw:g>
                  <svg:desc>'comparative search (Commercial, Zhejiang Uni VPN, CrossAsia)'.B2:'comparative search (Commercial, Zhejiang Uni VPN, CrossAsia)'.B3</svg:desc>
                </draw:g>
              </table:table-cell>
              <table:table-cell office:value-type="float" office:value="340">
                <text:p>340</text:p>
                <draw:g>
                  <svg:desc>'comparative search (Commercial, Zhejiang Uni VPN, CrossAsia)'.C2:'comparative search (Commercial, Zhejiang Uni VPN, CrossAsia)'.C3</svg:desc>
                </draw:g>
              </table:table-cell>
              <table:table-cell office:value-type="float" office:value="333">
                <text:p>333</text:p>
                <draw:g>
                  <svg:desc>'comparative search (Commercial, Zhejiang Uni VPN, CrossAsia)'.D2:'comparative search (Commercial, Zhejiang Uni VPN, CrossAsia)'.D3</svg:desc>
                </draw:g>
              </table:table-cell>
            </table:table-row>
            <table:table-row>
              <table:table-cell office:value-type="string">
                <text:p>"民国 数据库"  (Republic of China Digitization)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